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39409191CA3C89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DejaVu Sans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19cm, 9.421cm, 4.079cm, 5.0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8.889cm" svg:height="5.333cm" svg:x="0.001cm" svg:y="0.001cm">
          <draw:image xlink:href="Pictures/10000201000007800000043839409191CA3C893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DejaVu Sans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09T20:20:27.504818067</dc:date>
    <meta:editing-duration>PT7H20M9S</meta:editing-duration>
    <meta:editing-cycles>47</meta:editing-cycles>
    <meta:document-statistic meta:object-count="1"/>
  </office:meta>
</office:document-meta>
</file>